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eckbox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heckbox (LVGL)</text:h>
                    <text:list>
                        <text:list-item>
                            <text:h text:style-name="Heading_20_2" text:outline-level="2">Description</text:h>
                        </text:list-item>
                    </text:list>
                </text:list-item>
            </text:list>

            <text:p text:style-name="Standard"><text:span text:style-name="backtick">Checkbox</text:span><text:span> Widget is used when we want a turn ON or turn OFF option.</text:span></text:p><text:p text:style-name="Standard"/><text:p text:style-name="Standard">More info (<text:a xlink:type="simple" xlink:href="https://docs.lvgl.io/8.3/widgets/core/checkbox.html" text:style-name="Internet_20_link" text:visited-style-name="Visited_20_Internet_20_Link">link</text:a>)</text:p>

            
                <text:list xml:id="list_Checkbox (LVGL)2" text:continue-numbering="true" text:continue-list="list_Checkbox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heckbox (LVGL)4" text:continue-numbering="true" text:style-name="Outline">
                                                <text:list-item>
                                                    <text:list>
                                                        <text:list-item>
                                                            <text:list>
                                                                <text:list-item>
                                                                    <text:h text:style-name="Heading_20_3" text:outline-level="3">
                                                                        Text
                                                                        <text:s text:c="4"/>
                                                                        <text:span text:style-name="T2">String</text:span>
                                                                    </text:h>
                                                                </text:list-item>
                                                            </text:list>
                                                        </text:list-item>
                                                    </text:list>
                                                </text:list-item>
                                            </text:list>
                                            <text:p text:style-name="Standard"><text:span>Label displayed next to the checkbox.</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heckbox (LVGL)5" text:continue-numbering="true" text:continue-list="list_Checkbox (LVGL)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eckbox (LVGL)6" text:continue-numbering="true" text:continue-list="list_Checkbox (LVGL)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Checkbox (LVGL)7" text:continue-numbering="true" text:continue-list="list_Checkbox (LVGL)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Checkbox (LVGL)8" text:continue-numbering="true" text:continue-list="list_Checkbox (LVGL)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Checkbox (LVGL)9" text:continue-numbering="true" text:continue-list="list_Checkbox (LVGL)8"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Checkbox (LVGL)10"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
                                            <text:list xml:id="list_Checkbox (LVGL)11" text:continue-numbering="true" text:continue-list="list_Checkbox (LVGL)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Checkbox (LVGL)12" text:continue-numbering="true" text:continue-list="list_Checkbox (LVGL)11"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Checkbox (LVGL)13"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
                                            <text:list xml:id="list_Checkbox (LVGL)14" text:continue-numbering="true" text:continue-list="list_Checkbox (LVGL)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Checkbox (LVGL)15" text:continue-numbering="true" text:continue-list="list_Checkbox (LVGL)14"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Checkbox (LVGL)16"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
                                            <text:list xml:id="list_Checkbox (LVGL)17" text:continue-numbering="true" text:continue-list="list_Checkbox (LVGL)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Checkbox (LVGL)18" text:continue-numbering="true" text:continue-list="list_Checkbox (LVGL)17"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Checkbox (LVGL)19"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eckbox (LVGL)20" text:continue-numbering="true" text:continue-list="list_Checkbox (LVGL)1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heckbox (LVGL)21" text:continue-numbering="true" text:continue-list="list_Checkbox (LVGL)20"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
                                            <text:list xml:id="list_Checkbox (LVGL)22" text:continue-numbering="true" text:continue-list="list_Checkbox (LVGL)21"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
                                            <text:list xml:id="list_Checkbox (LVGL)23" text:continue-numbering="true" text:continue-list="list_Checkbox (LVGL)22"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
                                            <text:list xml:id="list_Checkbox (LVGL)24" text:continue-numbering="true" text:continue-list="list_Checkbox (LVGL)23"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
                                            <text:list xml:id="list_Checkbox (LVGL)25" text:continue-numbering="true" text:continue-list="list_Checkbox (LVGL)24"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
                                            <text:list xml:id="list_Checkbox (LVGL)26" text:continue-numbering="true" text:continue-list="list_Checkbox (LVGL)25"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
                                            <text:list xml:id="list_Checkbox (LVGL)27" text:continue-numbering="true" text:continue-list="list_Checkbox (LVGL)26"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
                                            <text:list xml:id="list_Checkbox (LVGL)28" text:continue-numbering="true" text:continue-list="list_Checkbox (LVGL)27"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
                                            <text:list xml:id="list_Checkbox (LVGL)29" text:continue-numbering="true" text:continue-list="list_Checkbox (LVGL)28"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
                                            <text:list xml:id="list_Checkbox (LVGL)30" text:continue-numbering="true" text:continue-list="list_Checkbox (LVGL)29"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
                                            <text:list xml:id="list_Checkbox (LVGL)31" text:continue-numbering="true" text:continue-list="list_Checkbox (LVGL)30"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
                                            <text:list xml:id="list_Checkbox (LVGL)32" text:continue-numbering="true" text:continue-list="list_Checkbox (LVGL)31"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
                                            <text:list xml:id="list_Checkbox (LVGL)33" text:continue-numbering="true" text:continue-list="list_Checkbox (LVGL)32"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
                                            <text:list xml:id="list_Checkbox (LVGL)34" text:continue-numbering="true" text:continue-list="list_Checkbox (LVGL)33"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
                                            <text:list xml:id="list_Checkbox (LVGL)35" text:continue-numbering="true" text:continue-list="list_Checkbox (LVGL)34"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
                                            <text:list xml:id="list_Checkbox (LVGL)36" text:continue-numbering="true" text:continue-list="list_Checkbox (LVGL)35"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
                                            <text:list xml:id="list_Checkbox (LVGL)37" text:continue-numbering="true" text:continue-list="list_Checkbox (LVGL)36"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
                                            <text:list xml:id="list_Checkbox (LVGL)38" text:continue-numbering="true" text:continue-list="list_Checkbox (LVGL)37"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
                                            <text:list xml:id="list_Checkbox (LVGL)39" text:continue-numbering="true" text:continue-list="list_Checkbox (LVGL)38"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
                                            <text:list xml:id="list_Checkbox (LVGL)40" text:continue-numbering="true" text:continue-list="list_Checkbox (LVGL)39"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
                                            <text:list xml:id="list_Checkbox (LVGL)41" text:continue-numbering="true" text:continue-list="list_Checkbox (LVGL)40"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
                                            <text:list xml:id="list_Checkbox (LVGL)42" text:continue-numbering="true" text:continue-list="list_Checkbox (LVGL)41"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
                                            <text:list xml:id="list_Checkbox (LVGL)43" text:continue-numbering="true" text:continue-list="list_Checkbox (LVGL)42"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heckbox (LVGL)44" text:continue-numbering="true" text:continue-list="list_Checkbox (LVGL)43"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
                                            <text:list xml:id="list_Checkbox (LVGL)45" text:continue-numbering="true" text:continue-list="list_Checkbox (LVGL)4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
                                            <text:list xml:id="list_Checkbox (LVGL)46" text:continue-numbering="true" text:continue-list="list_Checkbox (LVGL)4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
                                            <text:list xml:id="list_Checkbox (LVGL)47" text:continue-numbering="true" text:continue-list="list_Checkbox (LVGL)4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
                                            <text:list xml:id="list_Checkbox (LVGL)48" text:continue-numbering="true" text:continue-list="list_Checkbox (LVGL)4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
                                            <text:list xml:id="list_Checkbox (LVGL)49" text:continue-numbering="true" text:continue-list="list_Checkbox (LVGL)48"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eckbox (LVGL)50" text:continue-numbering="true" text:continue-list="list_Checkbox (LVGL)4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Checkbox (LVGL)51"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eckbox (LVGL)52" text:continue-numbering="true" text:continue-list="list_Checkbox (LVGL)5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Checkbox (LVGL)53" text:continue-numbering="true" text:continue-list="list_Checkbox (LVGL)5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Checkbox (LVGL)54" text:continue-numbering="true" text:continue-list="list_Checkbox (LVGL)5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Checkbox (LVGL)3" text:continue-numbering="true" text:continue-list="list_Checkbox (LVGL)2" text:style-name="Outline">
                        <text:list-item>
                            <text:list>
                                <text:list-item>
                                    <text:h text:style-name="Heading_20_2" text:outline-level="2">Examples</text:h>
                                </text:list-item>
                            </text:list>
                        </text:list-item>
                    </text:list>
                    <text:p text:style-name="Standard"/>
                    <text:list xml:id="list_Checkbox (LVGL)55"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